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>
      <style:text-properties style:font-name="Cantarell" officeooo:paragraph-rsid="0045664e"/>
    </style:style>
    <style:style style:name="P3" style:family="paragraph" style:parent-style-name="Text_20_body">
      <style:text-properties style:font-name="Cantarell" officeooo:rsid="0057b9eb" officeooo:paragraph-rsid="0057b9eb"/>
    </style:style>
    <style:style style:name="P4" style:family="paragraph" style:parent-style-name="Text_20_body">
      <style:text-properties style:font-name="Cantarell" officeooo:rsid="005bd40f" officeooo:paragraph-rsid="005bd40f"/>
    </style:style>
    <style:style style:name="P5" style:family="paragraph" style:parent-style-name="Text_20_body">
      <style:text-properties style:font-name="Cantarell" officeooo:rsid="005e72a8" officeooo:paragraph-rsid="0066ad14"/>
    </style:style>
    <style:style style:name="P6" style:family="paragraph" style:parent-style-name="Text_20_body">
      <style:text-properties style:text-position="0% 100%" style:font-name="Cantarell" officeooo:rsid="00625733" officeooo:paragraph-rsid="0066ad14"/>
    </style:style>
    <style:style style:name="P7" style:family="paragraph" style:parent-style-name="Text_20_body" style:list-style-name="L1">
      <style:text-properties style:font-name="Cantarell"/>
    </style:style>
    <style:style style:name="P8" style:family="paragraph" style:parent-style-name="Text_20_body" style:list-style-name="L2">
      <style:text-properties style:font-name="Cantarell"/>
    </style:style>
    <style:style style:name="P9" style:family="paragraph" style:parent-style-name="Text_20_body" style:list-style-name="L3">
      <style:text-properties style:font-name="Cantarell"/>
    </style:style>
    <style:style style:name="P10" style:family="paragraph" style:parent-style-name="Text_20_body" style:list-style-name="L4">
      <style:text-properties style:font-name="Cantarell"/>
    </style:style>
    <style:style style:name="P11" style:family="paragraph" style:parent-style-name="Text_20_body" style:list-style-name="L5">
      <style:text-properties style:font-name="Cantarell"/>
    </style:style>
    <style:style style:name="P12" style:family="paragraph" style:parent-style-name="Text_20_body" style:list-style-name="L6">
      <style:text-properties style:font-name="Cantarell"/>
    </style:style>
    <style:style style:name="P13" style:family="paragraph" style:parent-style-name="Text_20_body" style:list-style-name="L7">
      <style:text-properties style:font-name="Cantarell"/>
    </style:style>
    <style:style style:name="P14" style:family="paragraph" style:parent-style-name="Text_20_body" style:list-style-name="L8">
      <style:text-properties style:font-name="Cantarell"/>
    </style:style>
    <style:style style:name="P15" style:family="paragraph" style:parent-style-name="Text_20_body" style:list-style-name="L9">
      <style:text-properties style:font-name="Cantarell"/>
    </style:style>
    <style:style style:name="P16" style:family="paragraph" style:parent-style-name="Text_20_body" style:list-style-name="L10">
      <style:text-properties style:font-name="Cantarell"/>
    </style:style>
    <style:style style:name="P17" style:family="paragraph" style:parent-style-name="Text_20_body" style:list-style-name="L11">
      <style:text-properties style:font-name="Cantarell"/>
    </style:style>
    <style:style style:name="P18" style:family="paragraph" style:parent-style-name="Text_20_body" style:list-style-name="L12">
      <style:text-properties style:font-name="Cantarell"/>
    </style:style>
    <style:style style:name="P19" style:family="paragraph" style:parent-style-name="Text_20_body" style:list-style-name="L13">
      <style:text-properties style:font-name="Cantarell"/>
    </style:style>
    <style:style style:name="P20" style:family="paragraph" style:parent-style-name="Text_20_body" style:list-style-name="L15">
      <style:text-properties style:font-name="Cantarell"/>
    </style:style>
    <style:style style:name="P21" style:family="paragraph" style:parent-style-name="Text_20_body" style:list-style-name="L15">
      <style:text-properties style:font-name="Cantarell" officeooo:paragraph-rsid="006d0ca8"/>
    </style:style>
    <style:style style:name="P22" style:family="paragraph" style:parent-style-name="Text_20_body" style:list-style-name="L15">
      <style:text-properties style:font-name="Cantarell" officeooo:rsid="0045664e" officeooo:paragraph-rsid="0045664e"/>
    </style:style>
    <style:style style:name="P23" style:family="paragraph" style:parent-style-name="Text_20_body" style:list-style-name="L16">
      <style:text-properties style:font-name="Cantarell"/>
    </style:style>
    <style:style style:name="P24" style:family="paragraph" style:parent-style-name="Text_20_body" style:list-style-name="L17">
      <style:text-properties style:font-name="Cantarell"/>
    </style:style>
    <style:style style:name="P25" style:family="paragraph" style:parent-style-name="Text_20_body" style:list-style-name="L18">
      <style:text-properties style:font-name="Cantarell"/>
    </style:style>
    <style:style style:name="P26" style:family="paragraph" style:parent-style-name="Text_20_body" style:list-style-name="L18">
      <style:text-properties style:font-name="Cantarell" officeooo:paragraph-rsid="004add1e"/>
    </style:style>
    <style:style style:name="P27" style:family="paragraph" style:parent-style-name="Text_20_body" style:list-style-name="L18">
      <style:text-properties style:font-name="Cantarell" officeooo:paragraph-rsid="004c07a7"/>
    </style:style>
    <style:style style:name="P28" style:family="paragraph" style:parent-style-name="Text_20_body" style:list-style-name="L18">
      <style:text-properties style:font-name="Cantarell" officeooo:paragraph-rsid="004d1aa0"/>
    </style:style>
    <style:style style:name="P29" style:family="paragraph" style:parent-style-name="Text_20_body" style:list-style-name="L20">
      <style:text-properties style:font-name="Cantarell" officeooo:rsid="005e72a8" officeooo:paragraph-rsid="0066ad14"/>
    </style:style>
    <style:style style:name="P30" style:family="paragraph" style:parent-style-name="Text_20_body" style:list-style-name="L14">
      <style:text-properties officeooo:paragraph-rsid="006b4a93"/>
    </style:style>
    <style:style style:name="P31" style:family="paragraph" style:parent-style-name="Text_20_body" style:list-style-name="L19">
      <style:text-properties style:text-position="0% 100%" style:font-name="Cantarell" officeooo:rsid="0057b9eb" officeooo:paragraph-rsid="0057b9eb"/>
    </style:style>
    <style:style style:name="P32" style:family="paragraph" style:parent-style-name="Text_20_body" style:list-style-name="L21">
      <style:text-properties style:text-position="0% 100%" style:font-name="Cantarell" officeooo:rsid="005d36ec" officeooo:paragraph-rsid="005d36ec"/>
    </style:style>
    <style:style style:name="T1" style:family="text">
      <style:text-properties officeooo:rsid="0013b594"/>
    </style:style>
    <style:style style:name="T2" style:family="text">
      <style:text-properties officeooo:rsid="00150b9c"/>
    </style:style>
    <style:style style:name="T3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01c6b2f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a1660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d1356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1ba3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0a5d7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officeooo:rsid="00185fa2"/>
    </style:style>
    <style:style style:name="T10" style:family="text">
      <style:text-properties officeooo:rsid="001a56c2"/>
    </style:style>
    <style:style style:name="T11" style:family="text">
      <style:text-properties officeooo:rsid="001ba368"/>
    </style:style>
    <style:style style:name="T12" style:family="text">
      <style:text-properties officeooo:rsid="001c6b2f"/>
    </style:style>
    <style:style style:name="T13" style:family="text">
      <style:text-properties officeooo:rsid="001f0d91"/>
    </style:style>
    <style:style style:name="T14" style:family="text">
      <style:text-properties officeooo:rsid="0020a5d7"/>
    </style:style>
    <style:style style:name="T15" style:family="text">
      <style:text-properties officeooo:rsid="00221fc0"/>
    </style:style>
    <style:style style:name="T16" style:family="text">
      <style:text-properties officeooo:rsid="0023e2c4"/>
    </style:style>
    <style:style style:name="T17" style:family="text">
      <style:text-properties officeooo:rsid="002694da"/>
    </style:style>
    <style:style style:name="T18" style:family="text">
      <style:text-properties officeooo:rsid="0026e72c"/>
    </style:style>
    <style:style style:name="T19" style:family="text">
      <style:text-properties style:text-position="sub 58%" officeooo:rsid="0026e72c"/>
    </style:style>
    <style:style style:name="T20" style:family="text">
      <style:text-properties style:text-position="sub 58%" officeooo:rsid="00292b1a"/>
    </style:style>
    <style:style style:name="T21" style:family="text">
      <style:text-properties style:text-position="sub 58%" fo:font-weight="normal" officeooo:rsid="0026e72c" style:font-weight-asian="normal" style:font-weight-complex="normal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26e72c"/>
    </style:style>
    <style:style style:name="T24" style:family="text">
      <style:text-properties style:text-position="0% 100%" officeooo:rsid="00292b1a"/>
    </style:style>
    <style:style style:name="T25" style:family="text">
      <style:text-properties style:text-position="0% 100%" officeooo:rsid="002e31b1"/>
    </style:style>
    <style:style style:name="T26" style:family="text">
      <style:text-properties style:text-position="0% 100%" officeooo:rsid="002568e6"/>
    </style:style>
    <style:style style:name="T27" style:family="text">
      <style:text-properties style:text-position="0% 100%" officeooo:rsid="002fb695"/>
    </style:style>
    <style:style style:name="T28" style:family="text">
      <style:text-properties style:text-position="0% 100%" officeooo:rsid="00359982"/>
    </style:style>
    <style:style style:name="T29" style:family="text">
      <style:text-properties style:text-position="0% 100%" officeooo:rsid="003673e8"/>
    </style:style>
    <style:style style:name="T30" style:family="text">
      <style:text-properties style:text-position="0% 100%" officeooo:rsid="003ef7a7"/>
    </style:style>
    <style:style style:name="T31" style:family="text">
      <style:text-properties style:text-position="0% 100%" officeooo:rsid="004097be"/>
    </style:style>
    <style:style style:name="T32" style:family="text">
      <style:text-properties style:text-position="0% 100%" officeooo:rsid="00185fa2"/>
    </style:style>
    <style:style style:name="T33" style:family="text">
      <style:text-properties style:text-position="0% 100%" officeooo:rsid="0037cd81"/>
    </style:style>
    <style:style style:name="T34" style:family="text">
      <style:text-properties style:text-position="0% 100%" officeooo:rsid="00277132"/>
    </style:style>
    <style:style style:name="T35" style:family="text">
      <style:text-properties style:text-position="0% 100%" officeooo:rsid="0043db9c"/>
    </style:style>
    <style:style style:name="T36" style:family="text">
      <style:text-properties style:text-position="0% 100%" officeooo:rsid="0045664e"/>
    </style:style>
    <style:style style:name="T37" style:family="text">
      <style:text-properties style:text-position="0% 100%" fo:font-weight="normal" style:font-weight-asian="normal" style:font-weight-complex="normal"/>
    </style:style>
    <style:style style:name="T38" style:family="text">
      <style:text-properties style:text-position="0% 100%" fo:font-weight="normal" officeooo:rsid="0026e72c" style:font-weight-asian="normal" style:font-weight-complex="normal"/>
    </style:style>
    <style:style style:name="T39" style:family="text">
      <style:text-properties style:text-position="0% 100%" officeooo:rsid="004add1e"/>
    </style:style>
    <style:style style:name="T40" style:family="text">
      <style:text-properties style:text-position="0% 100%" officeooo:rsid="0049892c"/>
    </style:style>
    <style:style style:name="T41" style:family="text">
      <style:text-properties style:text-position="0% 100%" officeooo:rsid="0047c059"/>
    </style:style>
    <style:style style:name="T42" style:family="text">
      <style:text-properties style:text-position="0% 100%" officeooo:rsid="00515985"/>
    </style:style>
    <style:style style:name="T43" style:family="text">
      <style:text-properties style:text-position="0% 100%" officeooo:rsid="005d36ec"/>
    </style:style>
    <style:style style:name="T44" style:family="text">
      <style:text-properties style:text-position="0% 100%" fo:font-size="12pt" officeooo:rsid="0045664e" style:font-size-asian="12pt" style:font-size-complex="12pt"/>
    </style:style>
    <style:style style:name="T45" style:family="text">
      <style:text-properties style:text-position="0% 100%" officeooo:rsid="00625733"/>
    </style:style>
    <style:style style:name="T46" style:family="text">
      <style:text-properties officeooo:rsid="002b13e7"/>
    </style:style>
    <style:style style:name="T47" style:family="text">
      <style:text-properties officeooo:rsid="003b3a9f"/>
    </style:style>
    <style:style style:name="T48" style:family="text">
      <style:text-properties officeooo:rsid="003c992a"/>
    </style:style>
    <style:style style:name="T49" style:family="text">
      <style:text-properties officeooo:rsid="003e3753"/>
    </style:style>
    <style:style style:name="T50" style:family="text">
      <style:text-properties officeooo:rsid="003ea6dc"/>
    </style:style>
    <style:style style:name="T51" style:family="text">
      <style:text-properties officeooo:rsid="003ef7a7"/>
    </style:style>
    <style:style style:name="T52" style:family="text">
      <style:text-properties officeooo:rsid="00408ee2"/>
    </style:style>
    <style:style style:name="T53" style:family="text">
      <style:text-properties officeooo:rsid="0043db9c"/>
    </style:style>
    <style:style style:name="T54" style:family="text">
      <style:text-properties officeooo:rsid="0045664e"/>
    </style:style>
    <style:style style:name="T55" style:family="text">
      <style:text-properties officeooo:rsid="0047c059"/>
    </style:style>
    <style:style style:name="T56" style:family="text">
      <style:text-properties officeooo:rsid="0049892c"/>
    </style:style>
    <style:style style:name="T57" style:family="text">
      <style:text-properties officeooo:rsid="0059177d"/>
    </style:style>
    <style:style style:name="T58" style:family="text">
      <style:text-properties fo:font-size="12pt" officeooo:rsid="0059177d" style:font-size-asian="12pt" style:font-size-complex="12pt"/>
    </style:style>
    <style:style style:name="T59" style:family="text">
      <style:text-properties style:font-name="Cantarel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w vowel becomes mid central<text:span text:style-name="T2">ized </text:span>in unstressed syllables:</text:p>
      <text:list xml:id="list2523647589" text:style-name="L1">
        <text:list-item>
          <text:p text:style-name="P7">/a/ &gt; [ə]</text:p>
        </text:list-item>
        <text:list-item>
          <text:p text:style-name="P7">/aː/ &gt; [ɜˑ]</text:p>
        </text:list-item>
      </text:list>
      <text:p text:style-name="P1">Ejective stops become tenuis:</text:p>
      <text:list xml:id="list1307876355" text:style-name="L2">
        <text:list-item>
          <text:p text:style-name="P8">/pʼ/ &gt; /p/ = [p˭]</text:p>
        </text:list-item>
        <text:list-item>
          <text:p text:style-name="P8">/tʼ/ &gt; /t/ = [t˭]</text:p>
        </text:list-item>
        <text:list-item>
          <text:p text:style-name="P8">/cʼ/ &gt; /c/ = [c˭]</text:p>
        </text:list-item>
        <text:list-item>
          <text:p text:style-name="P8">/kʼ/ &gt; /k/ = [k˭]</text:p>
        </text:list-item>
        <text:list-item>
          <text:p text:style-name="P8">/kʷʼ/ &gt; /kʷ/ = [kʷ˭]</text:p>
        </text:list-item>
      </text:list>
      <text:p text:style-name="P1"><text:span text:style-name="T1">Tenuis stops and fricatives become voiced </text:span><text:span text:style-name="T10">and pharyngeal fricative lenites into approximant</text:span><text:span text:style-name="T1"> between voiced sound:</text:span></text:p>
      <text:list xml:id="list3672615338" text:style-name="L3">
        <text:list-item>
          <text:p text:style-name="P9">/p/ &gt; [b]</text:p>
        </text:list-item>
        <text:list-item>
          <text:p text:style-name="P9">/t/ &gt; [d]</text:p>
        </text:list-item>
        <text:list-item>
          <text:p text:style-name="P9">/c/ &gt; [ɟ]</text:p>
        </text:list-item>
        <text:list-item>
          <text:p text:style-name="P9">/k/ &gt; [g]</text:p>
        </text:list-item>
        <text:list-item>
          <text:p text:style-name="P9">/kʷ/ &gt; [gʷ]</text:p>
        </text:list-item>
        <text:list-item>
          <text:p text:style-name="P9">/ɸ/ &gt; [β]</text:p>
        </text:list-item>
        <text:list-item>
          <text:p text:style-name="P9">/s/ &gt; [z]</text:p>
        </text:list-item>
        <text:list-item>
          <text:p text:style-name="P9">/x/ &gt; [ɣ]</text:p>
        </text:list-item>
        <text:list-item>
          <text:p text:style-name="P9">/xʷ/ &gt; [ɣʷ]</text:p>
        </text:list-item>
        <text:list-item>
          <text:p text:style-name="P9">/ħ/ &gt; /<text:span text:style-name="T5">ʕ/</text:span></text:p>
        </text:list-item>
      </text:list>
      <text:p text:style-name="P1">Pharyngeal fricative lenites into <text:span text:style-name="T11">voiceless</text:span> glottal transition:</text:p>
      <text:list xml:id="list3833792184" text:style-name="L4">
        <text:list-item>
          <text:p text:style-name="P10">/ħ/ &gt; /h/</text:p>
        </text:list-item>
      </text:list>
      <text:p text:style-name="P1">Pharyngeal approximant strengthens into glottal stop:</text:p>
      <text:list xml:id="list831914347" text:style-name="L5">
        <text:list-item>
          <text:p text:style-name="P11">/<text:span text:style-name="T5">ʕ/ </text:span><text:span text:style-name="T4">&gt; /ʔ/</text:span></text:p>
        </text:list-item>
      </text:list>
      <text:p text:style-name="P1">Voiced palatal stop allophone lenites into palatal approximant:</text:p>
      <text:list xml:id="list1919789704" text:style-name="L6">
        <text:list-item>
          <text:p text:style-name="P12">/<text:span text:style-name="T1">ɟ/ </text:span>&gt; /j/</text:p>
        </text:list-item>
      </text:list>
      <text:p text:style-name="P1">Palatal approximant strengthten into palatal fricative:</text:p>
      <text:list xml:id="list643342716" text:style-name="L7">
        <text:list-item>
          <text:p text:style-name="P13">/<text:span text:style-name="T9">j/ &gt; /ʝ/</text:span></text:p>
        </text:list-item>
      </text:list>
      <text:p text:style-name="P1">Palatal fricative near and voiceless glottal transition combine into a new <text:span text:style-name="T12">voiceless palatal fricative:</text:span></text:p>
      <text:list xml:id="list935909514" text:style-name="L8">
        <text:list-item>
          <text:p text:style-name="P14"><text:soft-page-break/>/h<text:span text:style-name="T9">ʝ, ʝ</text:span>h<text:span text:style-name="T9">/ </text:span>&gt; /ç/</text:p>
        </text:list-item>
      </text:list>
      <text:p text:style-name="P1">Alveolar approximant and alveolar tenuis stop combine into a new lateral alveolar approximant:</text:p>
      <text:list xml:id="list3692316270" text:style-name="L9">
        <text:list-item>
          <text:p text:style-name="P15">/<text:span text:style-name="T4">ɹt, tɹ/ &gt; /l/</text:span></text:p>
        </text:list-item>
      </text:list>
      <text:p text:style-name="P1">Affrication of aspirated stops:</text:p>
      <text:list xml:id="list625884766" text:style-name="L10">
        <text:list-item>
          <text:p text:style-name="P16">/pʰ/ &gt; /p͡ɸ/</text:p>
        </text:list-item>
        <text:list-item>
          <text:p text:style-name="P16">/tʰ/ &gt; /t͡s/</text:p>
        </text:list-item>
        <text:list-item>
          <text:p text:style-name="P16">/cʰ/ &gt; /c͡ç/</text:p>
        </text:list-item>
        <text:list-item>
          <text:p text:style-name="P16">/kʰ/ &gt; /k͡x/</text:p>
        </text:list-item>
        <text:list-item>
          <text:p text:style-name="P16">/kʷʰ/ &gt; /k͡xʷ/</text:p>
        </text:list-item>
      </text:list>
      <text:p text:style-name="P1">Central vowel allophones shift to back allophones, except for low-mid and <text:span text:style-name="T13">short </text:span>mid central vowel allophones:</text:p>
      <text:list xml:id="list1656486889" text:style-name="L11">
        <text:list-item>
          <text:p text:style-name="P17">[a(<text:span text:style-name="T4">ː)]</text:span> &gt; [ɑ(<text:span text:style-name="T4">ː)]</text:span></text:p>
        </text:list-item>
        <text:list-item>
          <text:p text:style-name="P17"><text:span text:style-name="T4">[</text:span><text:span text:style-name="T6">ɨ</text:span><text:span text:style-name="T4">] &gt; [</text:span><text:span text:style-name="T7">ɯ</text:span><text:span text:style-name="T4">]</text:span></text:p>
        </text:list-item>
        <text:list-item>
          <text:p text:style-name="P17"><text:span text:style-name="T4">[ɨː] &gt; [</text:span><text:span text:style-name="T7">ɯə̯</text:span><text:span text:style-name="T4">]</text:span></text:p>
        </text:list-item>
        <text:list-item>
          <text:p text:style-name="P17"><text:span text:style-name="T4">[</text:span><text:span text:style-name="T7">əː</text:span><text:span text:style-name="T4">] &gt; [ɤ̞ə̯]</text:span></text:p>
        </text:list-item>
      </text:list>
      <text:p text:style-name="P1"><text:span text:style-name="T16">L</text:span><text:span text:style-name="T14">ong high </text:span><text:span text:style-name="T15">and mid</text:span><text:span text:style-name="T14"> back unrouned vowel allophone</text:span><text:span text:style-name="T16">s become hiatuses</text:span><text:span text:style-name="T14">:</text:span></text:p>
      <text:list xml:id="list437800691" text:style-name="L12">
        <text:list-item>
          <text:p text:style-name="P18"><text:span text:style-name="T4">[</text:span><text:span text:style-name="T7">ɯə̯</text:span><text:span text:style-name="T4">] </text:span><text:span text:style-name="T8">&gt; </text:span><text:span text:style-name="T4">[</text:span><text:span text:style-name="T7">ɯ.ə</text:span><text:span text:style-name="T4">]</text:span></text:p>
        </text:list-item>
        <text:list-item>
          <text:p text:style-name="P18"><text:span text:style-name="T15">[</text:span>ɤ̞ə̯<text:span text:style-name="T15">] &gt; [ɤ̞.ə]</text:span></text:p>
        </text:list-item>
      </text:list>
      <text:p text:style-name="P1">Deletion of mid central vowel <text:span text:style-name="T17">allophone; </text:span><text:span text:style-name="T52">voic</text:span><text:span text:style-name="T57">ed</text:span><text:span text:style-name="T52"> </text:span><text:span text:style-name="T58">obstruents</text:span><text:span text:style-name="T52"> are now phonemic</text:span>:</text:p>
      <text:list xml:id="list829574818" text:style-name="L13">
        <text:list-item>
          <text:p text:style-name="P19">[ə] &gt; ∅</text:p>
        </text:list-item>
      </text:list>
      <text:p text:style-name="P1">Low-mid central vowel <text:span text:style-name="T17">allophone</text:span> shifts into mid central vowel:</text:p>
      <text:list xml:id="list1752551765" text:style-name="L14">
        <text:list-item>
          <text:p text:style-name="P30">[ɜ<text:span text:style-name="T59">ˑ</text:span>] &gt; [ə]</text:p>
        </text:list-item>
      </text:list>
      <text:p text:style-name="P1">Resulting consonant clusters are simplified, <text:span text:style-name="T46">in this order</text:span>:</text:p>
      <text:list xml:id="list246242657" text:style-name="L15">
        <text:list-item>
          <text:p text:style-name="P20"><text:span text:style-name="T23">(</text:span><text:span text:style-name="T24">C</text:span><text:span text:style-name="T20">1</text:span><text:span text:style-name="T24"> </text:span><text:span text:style-name="T27">is an </text:span><text:span text:style-name="T24">obstruent, A is a </text:span><text:span text:style-name="T27">sequence of</text:span><text:span text:style-name="T24"> approximant</text:span><text:span text:style-name="T27">s </text:span><text:span text:style-name="T29">except /</text:span><text:span text:style-name="T3">ɹ/</text:span><text:span text:style-name="T27">, </text:span><text:span text:style-name="T24">C</text:span><text:span text:style-name="T20">2</text:span><text:span text:style-name="T24"> </text:span><text:span text:style-name="T27">is an</text:span><text:span text:style-name="T28">y</text:span><text:span text:style-name="T27"> </text:span><text:span text:style-name="T28">consonant </text:span><text:span text:style-name="T33">except vocalic </text:span><text:span text:style-name="T29">/</text:span><text:span text:style-name="T3">ɹ/</text:span><text:span text:style-name="T24">): /C</text:span><text:span text:style-name="T20">1</text:span><text:span text:style-name="T24">AC</text:span><text:span text:style-name="T20">2</text:span><text:span text:style-name="T24">/ &gt; /C</text:span><text:span text:style-name="T20">1</text:span><text:span text:style-name="T24">C</text:span><text:span text:style-name="T20">2</text:span><text:span text:style-name="T24">/</text:span></text:p>
        </text:list-item>
        <text:list-item>
          <text:p text:style-name="P20"><text:span text:style-name="T18">(C</text:span><text:span text:style-name="T23"> is a sequence of </text:span><text:span text:style-name="T24">occlusives</text:span><text:span text:style-name="T23">): </text:span><text:span text:style-name="T18">/</text:span><text:span text:style-name="T23">C</text:span><text:span text:style-name="T19">1</text:span><text:span text:style-name="T23">C</text:span><text:span text:style-name="T19">2</text:span><text:span text:style-name="T23">…C</text:span><text:span text:style-name="T19">n</text:span><text:span text:style-name="T18">/ &gt; /C</text:span><text:span text:style-name="T19">1</text:span><text:span text:style-name="T23">/</text:span></text:p>
        </text:list-item>
        <text:list-item>
          <text:p text:style-name="P20"><text:span text:style-name="T23">(C is a sequence of fricatives): /C</text:span><text:span text:style-name="T19">1</text:span><text:span text:style-name="T23">C</text:span><text:span text:style-name="T19">2</text:span><text:span text:style-name="T23">…C</text:span><text:span text:style-name="T19">n</text:span><text:span text:style-name="T23">/ &gt; /C</text:span><text:span text:style-name="T19">1</text:span><text:span text:style-name="T23">/</text:span></text:p>
        </text:list-item>
        <text:list-item>
          <text:p text:style-name="P21"><text:span text:style-name="T23">(C is a sequence of </text:span><text:span text:style-name="T24">occlusives</text:span><text:span text:style-name="T34"> and fricatives</text:span><text:span text:style-name="T23">): /C</text:span><text:span text:style-name="T19">1</text:span><text:span text:style-name="T23">C</text:span><text:span text:style-name="T19">2</text:span><text:span text:style-name="T23">…C</text:span><text:span text:style-name="T19">n</text:span><text:span text:style-name="T23">/ &gt; /C</text:span><text:span text:style-name="T19">1</text:span><text:span text:style-name="T23">C</text:span><text:span text:style-name="T19">2</text:span><text:span text:style-name="T23">/</text:span></text:p>
        </text:list-item>
        <text:list-item>
          <text:p text:style-name="P22"><text:span text:style-name="T23">(C</text:span><text:span text:style-name="T19">1</text:span><text:span text:style-name="T23"> is a consonant): /C</text:span><text:span text:style-name="T19">1</text:span><text:span text:style-name="T23">C</text:span><text:span text:style-name="T19">1</text:span><text:span text:style-name="T22">…</text:span><text:span text:style-name="T23">C</text:span><text:span text:style-name="T19">1</text:span><text:span text:style-name="T38">/ </text:span><text:span text:style-name="T37">&gt; /</text:span><text:span text:style-name="T38">C</text:span><text:span text:style-name="T21">1</text:span><text:span text:style-name="T38">/</text:span></text:p>
        </text:list-item>
      </text:list>
      <text:p text:style-name="P1"><text:span text:style-name="T47">Due to previous change, vowels split into </text:span><text:span text:style-name="T49">front </text:span><text:span text:style-name="T47">and </text:span><text:span text:style-name="T49">back</text:span><text:span text:style-name="T47">:</text:span></text:p>
      <text:list xml:id="list213053986592970" text:continue-numbering="true" text:style-name="L15">
        <text:list-item>
          <text:p text:style-name="P20"><text:soft-page-break/>/<text:span text:style-name="T48">a(ː)/ &gt; /a(ː), ɑ(ː)/</text:span></text:p>
        </text:list-item>
        <text:list-item>
          <text:p text:style-name="P20">/e(ː)/ &gt; /e(ː), o(ː)/</text:p>
        </text:list-item>
        <text:list-item>
          <text:p text:style-name="P20">/i(ː)/ &gt; /i(ː), u(ː)/</text:p>
        </text:list-item>
      </text:list>
      <text:p text:style-name="P1"><text:span text:style-name="T23">W</text:span><text:span text:style-name="T22">ith the creation of new words combining old words, mid central vowel allophone becomes phonemic:</text:span></text:p>
      <text:list xml:id="list3451240948" text:style-name="L16">
        <text:list-item>
          <text:p text:style-name="P23"><text:span text:style-name="T25">[</text:span><text:span text:style-name="T26">ə</text:span><text:span text:style-name="T25">] &gt; /</text:span><text:span text:style-name="T26">ə/</text:span></text:p>
        </text:list-item>
      </text:list>
      <text:p text:style-name="P1"><text:span text:style-name="T26">D</text:span><text:span text:style-name="T22">eletion of labiovelar approximant before vowels:</text:span></text:p>
      <text:list xml:id="list3793172521" text:style-name="L17">
        <text:list-item>
          <text:p text:style-name="P24">/w/ &gt; ∅</text:p>
        </text:list-item>
      </text:list>
      <text:p text:style-name="P1"><text:span text:style-name="T47">Due to previous change, </text:span><text:span text:style-name="T50">back </text:span><text:span text:style-name="T47">vowels split into </text:span><text:span text:style-name="T50">unrounded </text:span><text:span text:style-name="T47">and </text:span><text:span text:style-name="T50">rounded</text:span><text:span text:style-name="T47">:</text:span></text:p>
      <text:list xml:id="list213054226453596" text:continue-numbering="true" text:style-name="L17">
        <text:list-item>
          <text:p text:style-name="P24">/<text:span text:style-name="T48">ɑ(ː)/ </text:span><text:span text:style-name="T51">&gt; /</text:span><text:span text:style-name="T48">ɑ(ː), ɒ(ː)/</text:span></text:p>
        </text:list-item>
        <text:list-item>
          <text:p text:style-name="P24">/o/ <text:span text:style-name="T51">&gt; /ɤ, o/ </text:span></text:p>
        </text:list-item>
        <text:list-item>
          <text:p text:style-name="P24"><text:span text:style-name="T23">/u/ </text:span><text:span text:style-name="T30">&gt; /ɯ, u/</text:span></text:p>
        </text:list-item>
      </text:list>
      <text:p text:style-name="P1"><text:span text:style-name="T30">V</text:span><text:span text:style-name="T22">elar fricatives are fronted to palatal fricatives near palatal consonants and front vowels:</text:span></text:p>
      <text:list xml:id="list4050372907" text:style-name="L18">
        <text:list-item>
          <text:p text:style-name="P25">/x/ &gt; /ç/</text:p>
        </text:list-item>
        <text:list-item>
          <text:p text:style-name="P25">/xʷ/ &gt; <text:span text:style-name="T53">[</text:span>çʷ<text:span text:style-name="T53">]</text:span></text:p>
        </text:list-item>
        <text:list-item>
          <text:p text:style-name="P25"><text:span text:style-name="T22">/ɣ/ </text:span><text:span text:style-name="T31">&gt; </text:span><text:span text:style-name="T35">/</text:span><text:span text:style-name="T32">ʝ</text:span><text:span text:style-name="T35">/</text:span></text:p>
        </text:list-item>
        <text:list-item>
          <text:p text:style-name="P25"><text:span text:style-name="T32">/ɣʷ/ </text:span><text:span text:style-name="T31">&gt; </text:span><text:span text:style-name="T35">[</text:span><text:span text:style-name="T32">ʝʷ</text:span><text:span text:style-name="T35">]</text:span></text:p>
        </text:list-item>
      </text:list>
      <text:p text:style-name="P2"><text:span text:style-name="T35">D</text:span><text:span text:style-name="T36">eletion of palatal fricatives and palatal </text:span><text:span text:style-name="T44">occlusives</text:span><text:span text:style-name="T36"> near (palatalized) velar fricatives:</text:span></text:p>
      <text:list xml:id="list213053596105370" text:continue-numbering="true" text:style-name="L18">
        <text:list-item>
          <text:p text:style-name="P26">/c͡çx, <text:span text:style-name="T54">x</text:span>c͡ç, <text:span text:style-name="T55">çx, </text:span><text:span text:style-name="T54">x</text:span><text:span text:style-name="T55">ç, </text:span><text:span text:style-name="T32">ʝ</text:span><text:span text:style-name="T39">x, x</text:span><text:span text:style-name="T32">ʝ</text:span>/ &gt; /ç/</text:p>
        </text:list-item>
        <text:list-item>
          <text:p text:style-name="P27">/c͡çxʷ, xʷc͡ç, <text:span text:style-name="T56">çxʷ, xʷç, xʷ</text:span><text:span text:style-name="T32">ʝ, </text:span><text:span text:style-name="T40">xʷ</text:span><text:span text:style-name="T32">ʝ</text:span>/ &gt; /çʷ/</text:p>
        </text:list-item>
        <text:list-item>
          <text:p text:style-name="P28">/c͡ç<text:span text:style-name="T22">ɣ </text:span>, <text:span text:style-name="T22">ɣ</text:span>c͡ç, <text:span text:style-name="T55">ç</text:span><text:span text:style-name="T41">ɣ</text:span><text:span text:style-name="T55">, </text:span><text:span text:style-name="T41">ɣ</text:span><text:span text:style-name="T55">ç, </text:span><text:span text:style-name="T32">ʝɣ</text:span><text:span text:style-name="T39">, ɣ</text:span><text:span text:style-name="T32">ʝ</text:span>/ &gt; /<text:span text:style-name="T32">ʝ</text:span>/</text:p>
        </text:list-item>
        <text:list-item>
          <text:p text:style-name="P28"><text:span text:style-name="T22">/c͡ç</text:span><text:span text:style-name="T32">ɣ</text:span><text:span text:style-name="T22">ʷ, </text:span><text:span text:style-name="T32">ɣ</text:span><text:span text:style-name="T22">ʷc͡ç, </text:span><text:span text:style-name="T40">ç</text:span><text:span text:style-name="T32">ɣ</text:span><text:span text:style-name="T40">ʷ, </text:span><text:span text:style-name="T32">ɣ</text:span><text:span text:style-name="T40">ʷç, </text:span><text:span text:style-name="T32">ɣ</text:span><text:span text:style-name="T40">ʷ</text:span><text:span text:style-name="T32">ʝ, ɣ</text:span><text:span text:style-name="T40">ʷ</text:span><text:span text:style-name="T32">ʝ</text:span><text:span text:style-name="T22">/ &gt; /</text:span><text:span text:style-name="T32">ʝ</text:span><text:span text:style-name="T22">ʷ/</text:span></text:p>
        </text:list-item>
      </text:list>
      <text:p text:style-name="P3"><text:span text:style-name="T42">V</text:span><text:span text:style-name="T22">oiceless glottal transition deleted in coda position:</text:span></text:p>
      <text:list xml:id="list3734718386" text:style-name="L19">
        <text:list-item>
          <text:p text:style-name="P31">/h/ &gt; ∅</text:p>
        </text:list-item>
      </text:list>
      <text:p text:style-name="P5"><text:span text:style-name="T22">Unrounded back vowels became front vowels when there palatal consonants and front vowels in the same wor</text:span><text:span text:style-name="T45">d</text:span><text:span text:style-name="T22">:</text:span></text:p>
      <text:list xml:id="list4218108382" text:style-name="L20">
        <text:list-item>
          <text:p text:style-name="P29"><text:span text:style-name="T22">/</text:span><text:span text:style-name="T43">ɑ(ː)/ </text:span><text:span text:style-name="T22">&gt; /æ</text:span><text:span text:style-name="T43">(ː)/</text:span></text:p>
        </text:list-item>
        <text:list-item>
          <text:p text:style-name="P29"><text:span text:style-name="T43">/ɤ/ </text:span><text:span text:style-name="T22">&gt; /e/</text:span></text:p>
        </text:list-item>
        <text:list-item>
          <text:p text:style-name="P29"><text:span text:style-name="T22">/</text:span><text:span text:style-name="T43">ɯ/ </text:span><text:span text:style-name="T22">&gt; /i/</text:span></text:p>
        </text:list-item>
      </text:list>
      <text:p text:style-name="P6">Remaining unrounded back vowels become rounded:</text:p>
      <text:list xml:id="list213054190507255" text:continue-numbering="true" text:style-name="L20">
        <text:list-item>
          <text:p text:style-name="P29"><text:span text:style-name="T22">/</text:span><text:span text:style-name="T43">ɑ(ː)/ </text:span><text:span text:style-name="T22">&gt; /</text:span><text:span text:style-name="T43">ɒ(ː)/</text:span></text:p>
        </text:list-item>
        <text:list-item>
          <text:p text:style-name="P29"><text:soft-page-break/><text:span text:style-name="T43">/ɤ/ </text:span><text:span text:style-name="T22">&gt; /</text:span><text:span text:style-name="T45">o</text:span><text:span text:style-name="T22">/</text:span></text:p>
        </text:list-item>
        <text:list-item>
          <text:p text:style-name="P29"><text:span text:style-name="T22">/</text:span><text:span text:style-name="T43">ɯ/ </text:span><text:span text:style-name="T22">&gt; /</text:span><text:span text:style-name="T45">u</text:span><text:span text:style-name="T22">/</text:span></text:p>
        </text:list-item>
      </text:list>
      <text:p text:style-name="P4"><text:span text:style-name="T22">Vowels followed by a nasal consonant in coda position get nasalized </text:span><text:span text:style-name="T43">and raised</text:span><text:span text:style-name="T22">:</text:span></text:p>
      <text:list xml:id="list3554993785" text:style-name="L21">
        <text:list-item>
          <text:p text:style-name="P32">/æ(ː)/ &gt; [ɛ̃(ː)]</text:p>
        </text:list-item>
        <text:list-item>
          <text:p text:style-name="P32">/e(ː)/ &gt; [ẽ(ː)]</text:p>
        </text:list-item>
        <text:list-item>
          <text:p text:style-name="P32">/i(ː)/ &gt; [ĩ(ː)]</text:p>
        </text:list-item>
        <text:list-item>
          <text:p text:style-name="P32">/ə/ &gt; [ɘ̃]</text:p>
        </text:list-item>
        <text:list-item>
          <text:p text:style-name="P32">/ɒ(ː)/ &gt; [ɔ̃(ː)]</text:p>
        </text:list-item>
        <text:list-item>
          <text:p text:style-name="P32">/o(ː)/ &gt; [õ(ː)]</text:p>
        </text:list-item>
        <text:list-item>
          <text:p text:style-name="P32">/u(ː)/ &gt; [ũ(ː)]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402in" fo:margin-bottom="0.0402in" loext:contextual-spacing="false" fo:line-height="115%" fo:text-indent="0.3in" style:auto-text-indent="false"/>
      <style:text-properties style:font-name="Cantarell" fo:font-family="Cantarell" style:font-pitch="variable" fo:font-size="12pt" officeooo:rsid="0013b594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1:24:59.700511738</meta:creation-date>
    <dc:date>2020-04-03T21:30:52.631857172</dc:date>
    <meta:editing-duration>PT3H59M24S</meta:editing-duration>
    <meta:editing-cycles>71</meta:editing-cycles>
    <meta:generator>LibreOffice/6.4.2.2$Linux_X86_64 LibreOffice_project/40$Build-2</meta:generator>
    <meta:document-statistic meta:table-count="0" meta:image-count="0" meta:object-count="0" meta:page-count="4" meta:paragraph-count="96" meta:word-count="614" meta:character-count="3057" meta:non-whitespace-character-count="2609"/>
  </office:meta>
</office:document-meta>
</file>